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officeooo:rsid="001012b7" officeooo:paragraph-rsid="001012b7"/>
    </style:style>
    <style:style style:name="T1" style:family="text">
      <style:text-properties fo:background-color="#ffff00" loext:char-shading-value="0"/>
    </style:style>
    <style:style style:name="T2" style:family="text">
      <style:text-properties officeooo:rsid="0013340f" fo:background-color="#ffff00" loext:char-shading-value="0"/>
    </style:style>
    <style:style style:name="T3" style:family="text">
      <style:text-properties fo:background-color="#ff3300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>rosservice call /iiwa/configuration/configureSmartServo "control_mode:<text:span text:style-name="T1"> </text:span><text:span text:style-name="T2">2</text:span></text:p>
      <text:p text:style-name="P1">joint_impedance: <text:s text:c="67"/></text:p>
      <text:p text:style-name="P1"><text:s text:c="2"/>joint_stiffness: {a1: 0.1, a2: 0.1, a3: 0.1, a4: 0.1, a5: 0.1, a6: 0.1, a7: 0.1}</text:p>
      <text:p text:style-name="P1"><text:s text:c="2"/>joint_damping: {a1: 0.8, a2: 0.8, a3: 0.8, a4: 0.8, a5: 0.8, a6: 0.8, a7: 0.8}</text:p>
      <text:p text:style-name="P1">cartesian_impedance:</text:p>
      <text:p text:style-name="P1"><text:s text:c="2"/>cartesian_stiffness: {x: 10.0, y: 10.0, z: 10.0, a: 10.0, b: 10.0, c: 10.0}</text:p>
      <text:p text:style-name="P1"><text:s text:c="2"/>cartesian_damping: {x: 0.7, y: 0.7, z: 0.7, a: 0.7, b: 0.7, c: 0.7}</text:p>
      <text:p text:style-name="P1"><text:s text:c="2"/>nullspace_stiffness: <text:span text:style-name="T3">0.0</text:span></text:p>
      <text:p text:style-name="P1"><text:s text:c="2"/>nullspace_damping: 0.7</text:p>
      <text:p text:style-name="P1">desired_force: {cartesian_dof: 0, desired_force: 0.0, desired_stiffness: 0.0}</text:p>
      <text:p text:style-name="P1">sine_pattern: {cartesian_dof: 0, frequency: 0.0, amplitude: 0.0, stiffness: 0.0}</text:p>
      <text:p text:style-name="P1">limits:</text:p>
      <text:p text:style-name="P1"><text:s text:c="2"/>max_path_deviation: {x: 0.0, y: 0.0, z: 0.0, a: 0.0, b: 0.0, c: 0.0}</text:p>
      <text:p text:style-name="P1"><text:s text:c="2"/>max_control_force: {x: 0.0, y: 0.0, z: 0.0, a: 0.0, b: 0.0, c: 0.0}</text:p>
      <text:p text:style-name="P1"><text:s text:c="2"/>max_control_force_stop: false</text:p>
      <text:p text:style-name="P1"><text:s text:c="2"/>max_cartesian_velocity: {x: 0.0, y: 0.0, z: 0.0, a: 0.0, b: 0.0, c: 0.0}"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2-14T15:57:03.485827405</dc:date>
    <meta:editing-duration>PT1H7M19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16" meta:word-count="125" meta:character-count="944" meta:non-whitespace-character-count="746"/>
  </office:meta>
</office:document-meta>
</file>